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23699613068472" table:style-name="ce1">
            <text:p>1.092369961</text:p>
          </table:table-cell>
          <table:table-cell office:value-type="float" office:value="1.0455813429716453E-2" table:style-name="ce1">
            <text:p>0.01045581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83979051868149" table:style-name="ce1">
            <text:p>1.098397905</text:p>
          </table:table-cell>
          <table:table-cell office:value-type="float" office:value="2.1451995750471301E-3" table:style-name="ce1">
            <text:p>0.00214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9744170375908" table:style-name="ce1">
            <text:p>1.064974417</text:p>
          </table:table-cell>
          <table:table-cell office:value-type="float" office:value="-3.2493260154124716E-2" table:style-name="ce1">
            <text:p>-0.03249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1573191553894" table:style-name="ce1">
            <text:p>1.069157319</text:p>
          </table:table-cell>
          <table:table-cell office:value-type="float" office:value="-3.3113981887723375E-2" table:style-name="ce1">
            <text:p>-0.03311398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2211634630355" table:style-name="ce1">
            <text:p>1.065221163</text:p>
          </table:table-cell>
          <table:table-cell office:value-type="float" office:value="-3.2928799104389603E-2" table:style-name="ce1">
            <text:p>-0.0329287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10327917529" table:style-name="ce1">
            <text:p>1.066510328</text:p>
          </table:table-cell>
          <table:table-cell office:value-type="float" office:value="-3.2322135530385689E-2" table:style-name="ce1">
            <text:p>-0.0323221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7412718469566" table:style-name="ce1">
            <text:p>1.065741272</text:p>
          </table:table-cell>
          <table:table-cell office:value-type="float" office:value="-2.6472370162714941E-2" table:style-name="ce1">
            <text:p>-0.026472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6527953141157" table:style-name="ce1">
            <text:p>1.065652795</text:p>
          </table:table-cell>
          <table:table-cell office:value-type="float" office:value="-2.9822218884773172E-2" table:style-name="ce1">
            <text:p>-0.02982221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0157418211456" table:style-name="ce1">
            <text:p>1.068015742</text:p>
          </table:table-cell>
          <table:table-cell office:value-type="float" office:value="-2.8276621478316041E-2" table:style-name="ce1">
            <text:p>-0.0282766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1.213E-2" table:style-name="ce1">
            <text:p>0.0121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.8650078353855108" table:style-name="ce1">
            <text:p>2.865007835</text:p>
          </table:table-cell>
          <table:table-cell office:value-type="float" office:value="-9.7465996819746419" table:style-name="ce1">
            <text:p>-9.746599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2368084117005" table:style-name="ce1">
            <text:p>12.292368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6839" table:style-name="ce1">
            <text:p>1.06839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6839" table:style-name="ce1">
            <text:p>1.06839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6839" table:style-name="ce1">
            <text:p>1.06839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940000000000001" table:style-name="ce2">
            <text:p>1.594</text:p>
          </table:table-cell>
          <table:table-cell office:value-type="float" office:value="0.44900000000000007" table:style-name="ce3">
            <text:p>0.4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6.2E-2" table:style-name="ce4">
            <text:p>-0.062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7200000000000006" table:style-name="ce3">
            <text:p>0.572</text:p>
          </table:table-cell>
          <table:table-cell office:value-type="float" office:value="8.3999999999999991E-2" table:style-name="ce3">
            <text:p>0.0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3099999999999994" table:style-name="ce3">
            <text:p>0.931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6400000000000006" table:style-name="ce3">
            <text:p>0.564</text:p>
          </table:table-cell>
          <table:table-cell office:value-type="float" office:value="9.4E-2" table:style-name="ce3">
            <text:p>0.0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3500000000000002" table:style-name="ce3">
            <text:p>0.335</text:p>
          </table:table-cell>
          <table:table-cell office:value-type="float" office:value="-1.0000000000000052E-3" table:style-name="ce3">
            <text:p>-0.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00000000000003" table:style-name="ce1">
            <text:p>0.2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1.5940000000000001" table:style-name="ce2">
            <text:p>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4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9700000000000002" table:style-name="ce3">
            <text:p>0.397</text:p>
          </table:table-cell>
          <table:table-cell office:value-type="float" office:value="0.34400000000000008" table:style-name="ce3">
            <text:p>0.344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1199999999999994" table:style-name="ce3">
            <text:p>0.312</text:p>
          </table:table-cell>
          <table:table-cell office:value-type="float" office:value="0.32" table:style-name="ce3">
            <text:p>0.32</text:p>
          </table:table-cell>
          <table:table-cell office:value-type="float" office:value="0.35200000000000004" table:style-name="ce3">
            <text:p>0.352</text:p>
          </table:table-cell>
          <table:table-cell office:value-type="float" office:value="0.41700000000000004" table:style-name="ce3">
            <text:p>0.417</text:p>
          </table:table-cell>
          <table:table-cell office:value-type="float" office:value="0.47" table:style-name="ce3">
            <text:p>0.47</text:p>
          </table:table-cell>
          <table:table-cell office:value-type="float" office:value="0.52200000000000002" table:style-name="ce3">
            <text:p>0.522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6099999999999994" table:style-name="ce3">
            <text:p>0.561</text:p>
          </table:table-cell>
          <table:table-cell office:value-type="float" office:value="0.58099999999999996" table:style-name="ce3">
            <text:p>0.581</text:p>
          </table:table-cell>
          <table:table-cell office:value-type="float" office:value="0.60299999999999998" table:style-name="ce3">
            <text:p>0.603</text:p>
          </table:table-cell>
          <table:table-cell office:value-type="float" office:value="0.57199999999999995" table:style-name="ce3">
            <text:p>0.572</text:p>
          </table:table-cell>
          <table:table-cell office:value-type="float" office:value="0.56899999999999995" table:style-name="ce3">
            <text:p>0.569</text:p>
          </table:table-cell>
          <table:table-cell office:value-type="float" office:value="0.54500000000000004" table:style-name="ce3">
            <text:p>0.545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099999999999992" table:style-name="ce3">
            <text:p>0.531</text:p>
          </table:table-cell>
          <table:table-cell office:value-type="float" office:value="0.57200000000000006" table:style-name="ce3">
            <text:p>0.572</text:p>
          </table:table-cell>
          <table:table-cell office:value-type="float" office:value="0.61599999999999999" table:style-name="ce3">
            <text:p>0.616</text:p>
          </table:table-cell>
          <table:table-cell office:value-type="float" office:value="0.623" table:style-name="ce3">
            <text:p>0.623</text:p>
          </table:table-cell>
          <table:table-cell office:value-type="float" office:value="0.55100000000000005" table:style-name="ce3">
            <text:p>0.551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47399999999999998" table:style-name="ce3">
            <text:p>0.474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6699999999999999" table:style-name="ce3">
            <text:p>0.867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80900000000000005" table:style-name="ce3">
            <text:p>0.809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8" table:style-name="ce3">
            <text:p>1.048</text:p>
          </table:table-cell>
          <table:table-cell office:value-type="float" office:value="1.1640000000000001" table:style-name="ce3">
            <text:p>1.164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610000000000002" table:style-name="ce3">
            <text:p>1.061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6" table:style-name="ce3">
            <text:p>0.96</text:p>
          </table:table-cell>
          <table:table-cell office:value-type="float" office:value="0.92099999999999993" table:style-name="ce3">
            <text:p>0.921</text:p>
          </table:table-cell>
          <table:table-cell office:value-type="float" office:value="0.98299999999999998" table:style-name="ce3">
            <text:p>0.983</text:p>
          </table:table-cell>
          <table:table-cell office:value-type="float" office:value="0.93099999999999994" table:style-name="ce3">
            <text:p>0.931</text:p>
          </table:table-cell>
          <table:table-cell office:value-type="float" office:value="1.042" table:style-name="ce3">
            <text:p>1.042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7199999999999994" table:style-name="ce3">
            <text:p>0.372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0.34899999999999998" table:style-name="ce3">
            <text:p>0.349</text:p>
          </table:table-cell>
          <table:table-cell office:value-type="float" office:value="0.34" table:style-name="ce3">
            <text:p>0.34</text:p>
          </table:table-cell>
          <table:table-cell office:value-type="float" office:value="0.37400000000000005" table:style-name="ce3">
            <text:p>0.374</text:p>
          </table:table-cell>
          <table:table-cell office:value-type="float" office:value="0.42899999999999994" table:style-name="ce3">
            <text:p>0.429</text:p>
          </table:table-cell>
          <table:table-cell office:value-type="float" office:value="0.45599999999999996" table:style-name="ce3">
            <text:p>0.456</text:p>
          </table:table-cell>
          <table:table-cell office:value-type="float" office:value="0.58500000000000008" table:style-name="ce3">
            <text:p>0.585</text:p>
          </table:table-cell>
          <table:table-cell office:value-type="float" office:value="0.60399999999999998" table:style-name="ce3">
            <text:p>0.604</text:p>
          </table:table-cell>
          <table:table-cell office:value-type="float" office:value="0.59599999999999997" table:style-name="ce3">
            <text:p>0.596</text:p>
          </table:table-cell>
          <table:table-cell office:value-type="float" office:value="0.57499999999999996" table:style-name="ce3">
            <text:p>0.575</text:p>
          </table:table-cell>
          <table:table-cell office:value-type="float" office:value="0.60100000000000009" table:style-name="ce3">
            <text:p>0.601</text:p>
          </table:table-cell>
          <table:table-cell office:value-type="float" office:value="0.55900000000000005" table:style-name="ce3">
            <text:p>0.559</text:p>
          </table:table-cell>
          <table:table-cell office:value-type="float" office:value="0.56600000000000006" table:style-name="ce3">
            <text:p>0.566</text:p>
          </table:table-cell>
          <table:table-cell office:value-type="float" office:value="0.59099999999999997" table:style-name="ce3">
            <text:p>0.591</text:p>
          </table:table-cell>
          <table:table-cell office:value-type="float" office:value="0.58599999999999997" table:style-name="ce3">
            <text:p>0.586</text:p>
          </table:table-cell>
          <table:table-cell office:value-type="float" office:value="0.55299999999999994" table:style-name="ce3">
            <text:p>0.553</text:p>
          </table:table-cell>
          <table:table-cell office:value-type="float" office:value="0.54100000000000004" table:style-name="ce3">
            <text:p>0.541</text:p>
          </table:table-cell>
          <table:table-cell office:value-type="float" office:value="0.56400000000000006" table:style-name="ce3">
            <text:p>0.564</text:p>
          </table:table-cell>
          <table:table-cell office:value-type="float" office:value="0.61199999999999999" table:style-name="ce3">
            <text:p>0.61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0800000000000001" table:style-name="ce3">
            <text:p>0.508</text:p>
          </table:table-cell>
          <table:table-cell office:value-type="float" office:value="0.49000000000000005" table:style-name="ce3">
            <text:p>0.49</text:p>
          </table:table-cell>
          <table:table-cell office:value-type="float" office:value="0.377" table:style-name="ce3">
            <text:p>0.377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4700000000000002" table:style-name="ce3">
            <text:p>0.147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29" table:style-name="ce3">
            <text:p>0.129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1" table:style-name="ce3">
            <text:p>0.191</text:p>
          </table:table-cell>
          <table:table-cell office:value-type="float" office:value="0.21600000000000003" table:style-name="ce3">
            <text:p>0.216</text:p>
          </table:table-cell>
          <table:table-cell office:value-type="float" office:value="0.22200000000000003" table:style-name="ce3">
            <text:p>0.222</text:p>
          </table:table-cell>
          <table:table-cell office:value-type="float" office:value="0.218" table:style-name="ce3">
            <text:p>0.218</text:p>
          </table:table-cell>
          <table:table-cell office:value-type="float" office:value="0.22399999999999998" table:style-name="ce3">
            <text:p>0.224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3800000000000002" table:style-name="ce3">
            <text:p>0.238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21" table:style-name="ce3">
            <text:p>0.221</text:p>
          </table:table-cell>
          <table:table-cell office:value-type="float" office:value="0.21200000000000002" table:style-name="ce3">
            <text:p>0.212</text:p>
          </table:table-cell>
          <table:table-cell office:value-type="float" office:value="0.19799999999999998" table:style-name="ce3">
            <text:p>0.198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0.19" table:style-name="ce3">
            <text:p>0.19</text:p>
          </table:table-cell>
          <table:table-cell office:value-type="float" office:value="0.18100000000000002" table:style-name="ce3">
            <text:p>0.181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399999999999994" table:style-name="ce3">
            <text:p>0.554</text:p>
          </table:table-cell>
          <table:table-cell office:value-type="float" office:value="0.56899999999999995" table:style-name="ce3">
            <text:p>0.569</text:p>
          </table:table-cell>
          <table:table-cell office:value-type="float" office:value="0.56099999999999994" table:style-name="ce3">
            <text:p>0.561</text:p>
          </table:table-cell>
          <table:table-cell office:value-type="float" office:value="0.56499999999999995" table:style-name="ce3">
            <text:p>0.565</text:p>
          </table:table-cell>
          <table:table-cell office:value-type="float" office:value="0.55799999999999994" table:style-name="ce3">
            <text:p>0.558</text:p>
          </table:table-cell>
          <table:table-cell office:value-type="float" office:value="0.52" table:style-name="ce3">
            <text:p>0.52</text:p>
          </table:table-cell>
          <table:table-cell office:value-type="float" office:value="0.502" table:style-name="ce3">
            <text:p>0.502</text:p>
          </table:table-cell>
          <table:table-cell office:value-type="float" office:value="0.504" table:style-name="ce3">
            <text:p>0.504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51300000000000001" table:style-name="ce3">
            <text:p>0.513</text:p>
          </table:table-cell>
          <table:table-cell office:value-type="float" office:value="0.43799999999999994" table:style-name="ce3">
            <text:p>0.438</text:p>
          </table:table-cell>
          <table:table-cell office:value-type="float" office:value="0.39700000000000002" table:style-name="ce3">
            <text:p>0.397</text:p>
          </table:table-cell>
          <table:table-cell office:value-type="float" office:value="0.42199999999999993" table:style-name="ce3">
            <text:p>0.422</text:p>
          </table:table-cell>
          <table:table-cell office:value-type="float" office:value="0.41100000000000003" table:style-name="ce3">
            <text:p>0.411</text:p>
          </table:table-cell>
          <table:table-cell office:value-type="float" office:value="0.41100000000000003" table:style-name="ce3">
            <text:p>0.411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0.309" table:style-name="ce3">
            <text:p>0.309</text:p>
          </table:table-cell>
          <table:table-cell office:value-type="float" office:value="0.34399999999999997" table:style-name="ce3">
            <text:p>0.344</text:p>
          </table:table-cell>
          <table:table-cell office:value-type="float" office:value="0.33500000000000002" table:style-name="ce3">
            <text:p>0.335</text:p>
          </table:table-cell>
          <table:table-cell office:value-type="float" office:value="0.41700000000000004" table:style-name="ce3">
            <text:p>0.417</text:p>
          </table:table-cell>
          <table:table-cell office:value-type="float" office:value="0.34399999999999997" table:style-name="ce3">
            <text:p>0.344</text:p>
          </table:table-cell>
          <table:table-cell office:value-type="float" office:value="0.27200000000000002" table:style-name="ce3">
            <text:p>0.272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7.4999999999999997E-2" table:style-name="ce3">
            <text:p>0.07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2700000000000004" table:style-name="ce1">
            <text:p>0.227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1099999999999997" table:style-name="ce1">
            <text:p>0.211</text:p>
          </table:table-cell>
          <table:table-cell office:value-type="float" office:value="0.249" table:style-name="ce1">
            <text:p>0.249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0.315" table:style-name="ce1">
            <text:p>0.315</text:p>
          </table:table-cell>
          <table:table-cell office:value-type="float" office:value="0.32300000000000006" table:style-name="ce1">
            <text:p>0.323</text:p>
          </table:table-cell>
          <table:table-cell office:value-type="float" office:value="0.32800000000000007" table:style-name="ce1">
            <text:p>0.328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0.32699999999999996" table:style-name="ce1">
            <text:p>0.32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311" table:style-name="ce1">
            <text:p>0.311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28800000000000003" table:style-name="ce1">
            <text:p>0.28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26599999999999996" table:style-name="ce1">
            <text:p>0.266</text:p>
          </table:table-cell>
          <table:table-cell office:value-type="float" office:value="0.252" table:style-name="ce1">
            <text:p>0.252</text:p>
          </table:table-cell>
          <table:table-cell office:value-type="float" office:value="0.22599999999999998" table:style-name="ce1">
            <text:p>0.226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7999999999999973E-2" table:style-name="ce3">
            <text:p>0.048</text:p>
          </table:table-cell>
          <table:table-cell office:value-type="float" office:value="0.21200000000000002" table:style-name="ce3">
            <text:p>0.212</text:p>
          </table:table-cell>
          <table:table-cell office:value-type="float" office:value="0.22700000000000004" table:style-name="ce3">
            <text:p>0.227</text:p>
          </table:table-cell>
          <table:table-cell office:value-type="float" office:value="0.20700000000000002" table:style-name="ce3">
            <text:p>0.207</text:p>
          </table:table-cell>
          <table:table-cell office:value-type="float" office:value="0.2960000000000001" table:style-name="ce3">
            <text:p>0.296</text:p>
          </table:table-cell>
          <table:table-cell office:value-type="float" office:value="0.16400000000000006" table:style-name="ce3">
            <text:p>0.164</text:p>
          </table:table-cell>
          <table:table-cell office:value-type="float" office:value="0.25299999999999995" table:style-name="ce3">
            <text:p>0.253</text:p>
          </table:table-cell>
          <table:table-cell office:value-type="float" office:value="0.30499999999999999" table:style-name="ce3">
            <text:p>0.305</text:p>
          </table:table-cell>
          <table:table-cell office:value-type="float" office:value="0.42199999999999993" table:style-name="ce3">
            <text:p>0.422</text:p>
          </table:table-cell>
          <table:table-cell office:value-type="float" office:value="0.52300000000000002" table:style-name="ce3">
            <text:p>0.523</text:p>
          </table:table-cell>
          <table:table-cell office:value-type="float" office:value="0.27600000000000008" table:style-name="ce3">
            <text:p>0.276</text:p>
          </table:table-cell>
          <table:table-cell office:value-type="float" office:value="0.40899999999999992" table:style-name="ce3">
            <text:p>0.409</text:p>
          </table:table-cell>
          <table:table-cell office:value-type="float" office:value="0.37699999999999995" table:style-name="ce3">
            <text:p>0.377</text:p>
          </table:table-cell>
          <table:table-cell office:value-type="float" office:value="0.371" table:style-name="ce3">
            <text:p>0.371</text:p>
          </table:table-cell>
          <table:table-cell office:value-type="float" office:value="0.38700000000000001" table:style-name="ce3">
            <text:p>0.387</text:p>
          </table:table-cell>
          <table:table-cell office:value-type="float" office:value="0.40100000000000002" table:style-name="ce3">
            <text:p>0.401</text:p>
          </table:table-cell>
          <table:table-cell office:value-type="float" office:value="0.45200000000000001" table:style-name="ce3">
            <text:p>0.452</text:p>
          </table:table-cell>
          <table:table-cell office:value-type="float" office:value="0.44699999999999995" table:style-name="ce3">
            <text:p>0.447</text:p>
          </table:table-cell>
          <table:table-cell office:value-type="float" office:value="0.44900000000000007" table:style-name="ce3">
            <text:p>0.449</text:p>
          </table:table-cell>
          <table:table-cell office:value-type="float" office:value="0.41400000000000003" table:style-name="ce3">
            <text:p>0.414</text:p>
          </table:table-cell>
          <table:table-cell office:value-type="float" office:value="0.45500000000000007" table:style-name="ce3">
            <text:p>0.455</text:p>
          </table:table-cell>
          <table:table-cell office:value-type="float" office:value="0.36899999999999999" table:style-name="ce3">
            <text:p>0.369</text:p>
          </table:table-cell>
          <table:table-cell office:value-type="float" office:value="0.32900000000000007" table:style-name="ce3">
            <text:p>0.329</text:p>
          </table:table-cell>
          <table:table-cell office:value-type="float" office:value="0.3580000000000001" table:style-name="ce3">
            <text:p>0.358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4600000000000003" table:style-name="ce3">
            <text:p>0.346</text:p>
          </table:table-cell>
          <table:table-cell office:value-type="float" office:value="0.38299999999999995" table:style-name="ce3">
            <text:p>0.383</text:p>
          </table:table-cell>
          <table:table-cell office:value-type="float" office:value="0.40200000000000002" table:style-name="ce3">
            <text:p>0.402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187" table:style-name="ce3">
            <text:p>0.18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55" table:style-name="ce3">
            <text:p>0.155</text:p>
          </table:table-cell>
          <table:table-cell office:value-type="float" office:value="7.8E-2" table:style-name="ce3">
            <text:p>0.078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0.04" table:style-name="ce3">
            <text:p>0.0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0.182" table:style-name="ce3">
            <text:p>0.182</text:p>
          </table:table-cell>
          <table:table-cell office:value-type="float" office:value="2.4E-2" table:style-name="ce3">
            <text:p>0.024</text:p>
          </table:table-cell>
          <table:table-cell office:value-type="float" office:value="0.22" table:style-name="ce3">
            <text:p>0.2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7899999999999997" table:style-name="ce3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999999999999996E-2" table:style-name="ce3">
            <text:p>0.034</text:p>
          </table:table-cell>
          <table:table-cell office:value-type="float" office:value="3.0000000000000006E-2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5.1999999999999991E-2" table:style-name="ce3">
            <text:p>0.052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9.7000000000000017E-2" table:style-name="ce3">
            <text:p>0.097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13" table:style-name="ce3">
            <text:p>0.113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1100000000000002" table:style-name="ce3">
            <text:p>0.111</text:p>
          </table:table-cell>
          <table:table-cell office:value-type="float" office:value="0.106" table:style-name="ce3">
            <text:p>0.106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09" table:style-name="ce3">
            <text:p>0.09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8.3999999999999991E-2" table:style-name="ce3">
            <text:p>0.084</text:p>
          </table:table-cell>
          <table:table-cell office:value-type="float" office:value="0.10600000000000001" table:style-name="ce3">
            <text:p>0.106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6.2E-2" table:style-name="ce3">
            <text:p>0.06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7" table:style-name="ce3">
            <text:p>-0.7</text:p>
          </table:table-cell>
          <table:table-cell office:value-type="float" office:value="-0.82" table:style-name="ce3">
            <text:p>-0.82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80900000000000005" table:style-name="ce3">
            <text:p>-0.809</text:p>
          </table:table-cell>
          <table:table-cell office:value-type="float" office:value="-0.81200000000000006" table:style-name="ce3">
            <text:p>-0.812</text:p>
          </table:table-cell>
          <table:table-cell office:value-type="float" office:value="-0.78799999999999992" table:style-name="ce3">
            <text:p>-0.788</text:p>
          </table:table-cell>
          <table:table-cell office:value-type="float" office:value="-0.71900000000000008" table:style-name="ce3">
            <text:p>-0.719</text:p>
          </table:table-cell>
          <table:table-cell office:value-type="float" office:value="-0.49" table:style-name="ce3">
            <text:p>-0.49</text:p>
          </table:table-cell>
          <table:table-cell office:value-type="float" office:value="-0.33" table:style-name="ce3">
            <text:p>-0.3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0.41700000000000004" table:style-name="ce3">
            <text:p>-0.417</text:p>
          </table:table-cell>
          <table:table-cell office:value-type="float" office:value="-0.374" table:style-name="ce3">
            <text:p>-0.374</text:p>
          </table:table-cell>
          <table:table-cell office:value-type="float" office:value="-0.377" table:style-name="ce3">
            <text:p>-0.37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442" table:style-name="ce3">
            <text:p>-0.442</text:p>
          </table:table-cell>
          <table:table-cell office:value-type="float" office:value="-0.47" table:style-name="ce3">
            <text:p>-0.47</text:p>
          </table:table-cell>
          <table:table-cell office:value-type="float" office:value="-0.46" table:style-name="ce3">
            <text:p>-0.46</text:p>
          </table:table-cell>
          <table:table-cell office:value-type="float" office:value="-0.44600000000000001" table:style-name="ce3">
            <text:p>-0.446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41899999999999998" table:style-name="ce3">
            <text:p>-0.419</text:p>
          </table:table-cell>
          <table:table-cell office:value-type="float" office:value="-0.501" table:style-name="ce3">
            <text:p>-0.501</text:p>
          </table:table-cell>
          <table:table-cell office:value-type="float" office:value="-0.498" table:style-name="ce3">
            <text:p>-0.498</text:p>
          </table:table-cell>
          <table:table-cell office:value-type="float" office:value="-0.61399999999999999" table:style-name="ce3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3.1E-2" table:style-name="ce3">
            <text:p>0.031</text:p>
          </table:table-cell>
          <table:table-cell office:value-type="float" office:value="0.02" table:style-name="ce3">
            <text:p>0.02</text:p>
          </table:table-cell>
          <table:table-cell office:value-type="float" office:value="1.2999999999999996E-2" table:style-name="ce3">
            <text:p>0.013</text:p>
          </table:table-cell>
          <table:table-cell office:value-type="float" office:value="3.3999999999999996E-2" table:style-name="ce3">
            <text:p>0.034</text:p>
          </table:table-cell>
          <table:table-cell office:value-type="float" office:value="5.6999999999999995E-2" table:style-name="ce3">
            <text:p>0.057</text:p>
          </table:table-cell>
          <table:table-cell office:value-type="float" office:value="6.699999999999999E-2" table:style-name="ce3">
            <text:p>0.067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0.129" table:style-name="ce3">
            <text:p>0.129</text:p>
          </table:table-cell>
          <table:table-cell office:value-type="float" office:value="0.12" table:style-name="ce3">
            <text:p>0.12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0.115" table:style-name="ce3">
            <text:p>0.115</text:p>
          </table:table-cell>
          <table:table-cell office:value-type="float" office:value="0.11600000000000002" table:style-name="ce3">
            <text:p>0.116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15" table:style-name="ce3">
            <text:p>0.115</text:p>
          </table:table-cell>
          <table:table-cell office:value-type="float" office:value="0.128" table:style-name="ce3">
            <text:p>0.128</text:p>
          </table:table-cell>
          <table:table-cell office:value-type="float" office:value="0.127" table:style-name="ce3">
            <text:p>0.127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9.4E-2" table:style-name="ce3">
            <text:p>0.094</text:p>
          </table:table-cell>
          <table:table-cell office:value-type="float" office:value="0.11100000000000002" table:style-name="ce3">
            <text:p>0.111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4.3999999999999997E-2" table:style-name="ce3">
            <text:p>0.04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02" table:style-name="ce3">
            <text:p>0.02</text:p>
          </table:table-cell>
          <table:table-cell office:value-type="float" office:value="0.02" table:style-name="ce3">
            <text:p>0.0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000000000000003E-2" table:style-name="ce3">
            <text:p>0.019</text:p>
          </table:table-cell>
          <table:table-cell office:value-type="float" office:value="2.3E-2" table:style-name="ce3">
            <text:p>0.023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8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6000000000000002E-2" table:style-name="ce3">
            <text:p>0.02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254" table:style-name="ce3">
            <text:p>-0.254</text:p>
          </table:table-cell>
          <table:table-cell office:value-type="float" office:value="-0.30099999999999999" table:style-name="ce3">
            <text:p>-0.301</text:p>
          </table:table-cell>
          <table:table-cell office:value-type="float" office:value="-0.30399999999999999" table:style-name="ce3">
            <text:p>-0.304</text:p>
          </table:table-cell>
          <table:table-cell office:value-type="float" office:value="-0.29799999999999999" table:style-name="ce3">
            <text:p>-0.298</text:p>
          </table:table-cell>
          <table:table-cell office:value-type="float" office:value="-0.28899999999999998" table:style-name="ce3">
            <text:p>-0.289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12" table:style-name="ce3">
            <text:p>-0.12</text:p>
          </table:table-cell>
          <table:table-cell office:value-type="float" office:value="-8.8000000000000009E-2" table:style-name="ce3">
            <text:p>-0.088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4.4800000000000006E-2" table:style-name="ce3">
            <text:p>0.0448</text:p>
          </table:table-cell>
          <table:table-cell office:value-type="float" office:value="9.6000000000000016E-2" table:style-name="ce3">
            <text:p>0.096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1" table:style-name="ce3">
            <text:p>0.1</text:p>
          </table:table-cell>
          <table:table-cell office:value-type="float" office:value="-4.0000000000000036E-3" table:style-name="ce3">
            <text:p>-0.004</text:p>
          </table:table-cell>
          <table:table-cell office:value-type="float" office:value="-6.000000000000001E-3" table:style-name="ce3">
            <text:p>-0.006</text:p>
          </table:table-cell>
          <table:table-cell office:value-type="float" office:value="-2.9999999999999983E-3" table:style-name="ce3">
            <text:p>-0.003</text:p>
          </table:table-cell>
          <table:table-cell office:value-type="float" office:value="-8.9999999999999993E-3" table:style-name="ce3">
            <text:p>-0.009</text:p>
          </table:table-cell>
          <table:table-cell office:value-type="float" office:value="-1.0000000000000052E-3" table:style-name="ce3">
            <text:p>-0.001</text:p>
          </table:table-cell>
          <table:table-cell office:value-type="float" office:value="7.7000000000000013E-2" table:style-name="ce3">
            <text:p>0.077</text:p>
          </table:table-cell>
          <table:table-cell office:value-type="float" office:value="8.0000000000000071E-3" table:style-name="ce3">
            <text:p>0.008</text:p>
          </table:table-cell>
          <table:table-cell office:value-type="float" office:value="0" table:style-name="ce3">
            <text:p>0</text:p>
          </table:table-cell>
          <table:table-cell office:value-type="float" office:value="-4.4000000000000004E-2" table:style-name="ce3">
            <text:p>-0.044</text:p>
          </table:table-cell>
          <table:table-cell office:value-type="float" office:value="-6.7000000000000004E-2" table:style-name="ce3">
            <text:p>-0.06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02" table:style-name="ce3">
            <text:p>-0.02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6E-2" table:style-name="ce3">
            <text:p>-0.016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2E-2" table:style-name="ce3">
            <text:p>-0.012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8000000000000002E-2" table:style-name="ce3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03" table:style-name="ce1">
            <text:p>0.03</text:p>
          </table:table-cell>
          <table:table-cell office:value-type="float" office:value="0.03" table:style-name="ce1">
            <text:p>0.03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7.1000000000000008E-2" table:style-name="ce1">
            <text:p>0.07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3.8999999999999993E-2" table:style-name="ce1">
            <text:p>0.03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0:Buses.I11">
          <table:sort>
            <table:sort-by table:field-number="0"/>
          </table:sort>
        </table:database-range>
        <table:database-range table:target-range-address="Lines.A9:Lines.I20">
          <table:sort>
            <table:sort-by table:field-number="0"/>
          </table:sort>
        </table:database-range>
        <table:database-range table:target-range-address="Loads.A10:Loads.I11">
          <table:sort>
            <table:sort-by table:field-number="0"/>
          </table:sort>
        </table:database-range>
        <table:database-range table:target-range-address="P_Profiles_Load.A10:P_Profiles_Load.C11">
          <table:sort>
            <table:sort-by table:field-number="0"/>
          </table:sort>
        </table:database-range>
        <table:database-range table:target-range-address="Q_Profiles_Load.A10:Q_Profiles_Load.C1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28T20:04:17Z</meta:creation-date>
    <dc:date>2022-08-22T09:16:04Z</dc:date>
    <meta:editing-cycles>59</meta:editing-cycles>
  </office:meta>
</office:document-meta>
</file>